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normal" style:text-blinking="false" fo:background-color="#ffffff" style:font-size-asian="14pt" style:font-style-asian="italic" style:font-size-complex="14pt" style:font-style-complex="italic"/>
    </style:style>
    <style:style style:name="P2" style:family="paragraph" style:parent-style-name="Standard">
      <style:text-properties officeooo:paragraph-rsid="001e3c91"/>
    </style:style>
    <style:style style:name="P3" style:family="paragraph" style:parent-style-name="Standard">
      <style:text-properties fo:font-size="14pt" fo:font-style="italic" officeooo:paragraph-rsid="001e3c91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T1" style:family="text">
      <style:text-properties officeooo:rsid="001aaa5d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c3f9b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e3c91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f5c47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5c47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2pt" fo:font-weight="normal" officeooo:rsid="001f5c47" style:text-blinking="false" fo:background-color="#ffffff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tyle="normal" style:text-underline-style="none" fo:font-weight="normal" officeooo:rsid="001e3c91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Arial" style:text-underline-style="none" fo:font-weight="normal" officeooo:rsid="001e3c91" style:text-blinking="false" fo:background-color="#ffffff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weight="normal" officeooo:rsid="001f5c47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8967809-7fff-eb99-c8f4-29c1884b0169"/><text:span text:style-name="T1">1. </text:span>Что подразумевается под тестовой средой?</text:p>
      <text:p text:style-name="Standard"><text:span text:style-name="T2">- </text:span><text:span text:style-name="T3">это то, где мы выполняем тестирование. Причем эту тестовую среду необходимо </text:span><text:span text:style-name="T4">так</text:span><text:span text:style-name="T3"> настроить, чтобы нам выдавались наиболее </text:span><text:span text:style-name="T4">адекватные</text:span><text:span text:style-name="T3"> результаты, </text:span><text:span text:style-name="T4">соответствующие ожиданием требований и пользователя</text:span><text:span text:style-name="T3">. </text:span><text:span text:style-name="T4">Например настройка браузера,ВПН, скл сервер,</text:span></text:p>
      <text:p text:style-name="P3"><text:span text:style-name="T10">2.</text:span><text:bookmark text:name="docs-internal-guid-3f457c74-7fff-e469-d4b1-dff13ac20b26"/><text:span text:style-name="T10"> В чем отличие build от release?</text:span></text:p>
      <text:p text:style-name="P2"><text:span text:style-name="T4">- </text:span><text:span text:style-name="T5">Билд это версия ПО, которую нам передают разработчики, мы ее тестируем и только затем передаем уже протестированную версию клиенту, называемую Релиз.</text:span></text:p>
      <text:p text:style-name="P4"><text:span text:style-name="T11">3. </text:span><text:bookmark text:name="docs-internal-guid-0dfef910-7fff-4c9c-f214-f5ec7ad264e8"/><text:span text:style-name="T11">Основные фазы тестирования?</text:span></text:p>
      <text:p text:style-name="P4"><text:span text:style-name="T6">- </text:span><text:span text:style-name="T7">Модульное, интеграционное, системно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05T11:04:31.786560390</dc:date>
    <meta:editing-duration>PT7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73" meta:character-count="539" meta:non-whitespace-character-count="472"/>
  </office:meta>
</office:document-meta>
</file>